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P3" style:family="paragraph" style:parent-style-name="Standard">
      <style:text-properties style:font-name="DejaVu Sans Mono" fo:font-size="14pt" style:font-size-asian="14pt" style:font-size-complex="14pt"/>
    </style:style>
    <style:style style:name="P4" style:family="paragraph" style:parent-style-name="Standard">
      <style:text-properties style:font-name="DejaVu Sans Mono" fo:font-size="14pt" officeooo:paragraph-rsid="0012df97" style:font-size-asian="14pt" style:font-size-complex="14pt"/>
    </style:style>
    <style:style style:name="P5" style:family="paragraph" style:parent-style-name="Standard">
      <style:text-properties style:font-name="DejaVu Sans Mono" fo:font-size="14pt" officeooo:paragraph-rsid="000e317f" style:font-size-asian="14pt" style:font-size-complex="14pt"/>
    </style:style>
    <style:style style:name="P6" style:family="paragraph" style:parent-style-name="Standard">
      <style:text-properties style:font-name="DejaVu Sans Mono" fo:font-size="14pt" fo:font-weight="bold" officeooo:rsid="000e317f" officeooo:paragraph-rsid="000e317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 fo:font-size="14pt" fo:font-weight="bold" officeooo:rsid="0012df97" officeooo:paragraph-rsid="0012df9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 Mono" fo:font-size="14pt" officeooo:paragraph-rsid="0012df97" style:font-size-asian="14pt" style:font-size-complex="14pt"/>
    </style:style>
    <style:style style:name="P9" style:family="paragraph" style:parent-style-name="Standard">
      <style:text-properties style:font-name="DejaVu Sans Mono" fo:font-size="14pt" officeooo:paragraph-rsid="00132c7f" style:font-size-asian="14pt" style:font-size-complex="14pt"/>
    </style:style>
    <style:style style:name="P10" style:family="paragraph" style:parent-style-name="Standard">
      <style:text-properties style:font-name="DejaVu Sans Mono" fo:font-size="14pt" style:text-underline-style="none" fo:font-weight="normal" officeooo:rsid="0012df97" officeooo:paragraph-rsid="0012df97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 Mono" fo:font-size="14pt" fo:font-weight="normal" officeooo:rsid="0012df97" officeooo:paragraph-rsid="0012df97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DejaVu Sans Mono" fo:font-size="14pt" fo:font-weight="normal" officeooo:rsid="0012df97" officeooo:paragraph-rsid="000e317f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DejaVu Sans Mono" fo:font-size="14pt" fo:font-weight="normal" officeooo:rsid="0012df97" officeooo:paragraph-rsid="00132c7f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DejaVu Sans Mono" fo:font-size="14pt" fo:font-weight="bold" officeooo:rsid="0012df97" officeooo:paragraph-rsid="0012df9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ans Mono" fo:font-size="16pt" style:text-underline-style="solid" style:text-underline-width="auto" style:text-underline-color="font-color" fo:font-weight="bold" officeooo:rsid="0012df97" style:font-size-asian="16pt" style:font-weight-asian="bold" style:font-size-complex="16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17f" style:font-weight-asian="bold" style:font-weight-complex="bold"/>
    </style:style>
    <style:style style:name="T4" style:family="text">
      <style:text-properties fo:font-weight="bold" officeooo:rsid="0012df97" style:font-weight-asian="bold" style:font-weight-complex="bold"/>
    </style:style>
    <style:style style:name="T5" style:family="text">
      <style:text-properties fo:font-weight="bold" officeooo:rsid="00132c7f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e317f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df97" style:font-weight-asian="normal" style:font-weight-complex="normal"/>
    </style:style>
    <style:style style:name="T10" style:family="text">
      <style:text-properties officeooo:rsid="0012df97"/>
    </style:style>
    <style:style style:name="T11" style:family="text">
      <style:text-properties fo:font-weight="normal" officeooo:rsid="000e317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is Mercy is More</text:p>
      <text:p text:style-name="P3"/>
      <text:p text:style-name="P9"><text:span text:style-name="T3">CHORUS: </text:span><text:span text:style-name="T5">(a capella)</text:span></text:p>
      <text:p text:style-name="P9"/>
      <text:p text:style-name="P13">Praise the Lord, His mer-cy is more.</text:p>
      <text:p text:style-name="P13">Stron-ger than dark-ness, new ev-’ry morn.</text:p>
      <text:p text:style-name="P9"><text:span text:style-name="T9">Our sins, they are man-y; His mer-cy is more.</text:span><text:span text:style-name="T7"><text:line-break/></text:span></text:p>
      <text:p text:style-name="P9"><text:span text:style-name="T6">V</text:span><text:span text:style-name="T7">ERSE 1:</text:span></text:p>
      <text:p text:style-name="P4"/>
      <text:p text:style-name="P10">What love could re-mem-ber no wrongs we have done?</text:p>
      <text:p text:style-name="P10">Om-ni-scient, all-know-ing, He counts not their sum.</text:p>
      <text:p text:style-name="P10">Thrown in-to a sea with-out bot-tom or shore,</text:p>
      <text:p text:style-name="P10">Our sins, they are man-y; His mer-cy is more.</text:p>
      <text:p text:style-name="P4"><text:line-break/><text:span text:style-name="T2">V</text:span><text:span text:style-name="T3">ERSE</text:span><text:span text:style-name="T2"> 2:</text:span></text:p>
      <text:p text:style-name="P4"/>
      <text:p text:style-name="P11">What pa-tience would wait while we con-stant-ly roam?</text:p>
      <text:p text:style-name="P12">What Fa-ther, so ten-der, is calling us home?</text:p>
      <text:p text:style-name="P12">He wel-comes the weak-est, the vil-est, the poor.</text:p>
      <text:p text:style-name="P10">Our sins, they are man-y; His mer-cy is more.</text:p>
      <text:p text:style-name="P4"><text:span text:style-name="T3"><text:line-break/>VERSE 3:</text:span></text:p>
      <text:p text:style-name="P4"/>
      <text:p text:style-name="P11">What rich-es of kind-ness He lav-ished on us.</text:p>
      <text:p text:style-name="P11">His blood was the payment; His life was the cost.</text:p>
      <text:p text:style-name="P11">We stood ‘neath a debt we could nev-er af-ford.</text:p>
      <text:p text:style-name="P4"><text:span text:style-name="T9">Our sins, they are man-y; His mer-cy is more.</text:span><text:line-break/></text:p>
      <text:p text:style-name="P6">CHORUS <text:span text:style-name="T10">x 2</text:span></text:p>
      <text:p text:style-name="P6"/>
      <text:p text:style-name="P7">OUTRO:</text:p>
      <text:p text:style-name="P7"/>
      <text:p text:style-name="P10">Our sins, they are man-y; His mer-cy is more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065053</text:p>
        <text:p text:style-name="MP1">© 2016 Getty Music Hymns and Songs | Getty Music Publishing | Love Your Enemies Publishing | Messenger Hymns.</text:p>
        <text:p text:style-name="MP1">For use solely with the SongSelect® Terms of Use.</text:p>
        <text:p text:style-name="MP2"><text:span text:style-name="MT1">All rights reserved. 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3-25T23:43:02.877625045</dc:date>
    <meta:editing-duration>PT49M3S</meta:editing-duration>
    <meta:editing-cycles>6</meta:editing-cycles>
    <meta:generator>LibreOffice/7.4.7.2$Linux_X86_64 LibreOffice_project/40$Build-2</meta:generator>
    <meta:print-date>2025-01-21T23:26:10.099093697</meta:print-date>
    <meta:printed-by>PDF files</meta:printed-by>
    <meta:document-statistic meta:table-count="0" meta:image-count="0" meta:object-count="0" meta:page-count="1" meta:paragraph-count="27" meta:word-count="190" meta:character-count="1051" meta:non-whitespace-character-count="884"/>
  </office:meta>
</office:document-meta>
</file>